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0f5e" officeooo:paragraph-rsid="00170f5e"/>
    </style:style>
    <style:style style:name="P2" style:family="paragraph" style:parent-style-name="Standard">
      <style:text-properties fo:font-size="15pt" fo:font-weight="bold" officeooo:rsid="00170f5e" officeooo:paragraph-rsid="00170f5e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officeooo:rsid="00170f5e" officeooo:paragraph-rsid="00170f5e" style:font-size-asian="10.5pt" style:font-size-complex="12pt"/>
    </style:style>
    <style:style style:name="P4" style:family="paragraph" style:parent-style-name="Standard">
      <style:text-properties fo:font-size="12pt" fo:font-weight="normal" officeooo:rsid="00170f5e" officeooo:paragraph-rsid="00170f5e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</text:p>
      <text:p text:style-name="P1">Run <text:span text:style-name="T1">chatbot_personality.ipynb</text:span> file for personality+pearl Ai <text:s/>chatbot</text:p>
      <text:p text:style-name="P1">Run <text:span text:style-name="T1">chatbot.ipynb</text:span> for only personality</text:p>
      <text:p text:style-name="P1">Chat History will be save in <text:span text:style-name="T1">chat_history.txt</text:span></text:p>
      <text:p text:style-name="P1">…….</text:p>
      <text:p text:style-name="P2">Training Rasa Nlu </text:p>
      <text:p text:style-name="P3">Run <text:span text:style-name="T1">ML_to understand_NLU.ipynb </text:span><text:span text:style-name="T2">and upload dataset file in tensorflow_pipline cell</text:span></text:p>
      <text:p text:style-name="P3"><text:span text:style-name="T2">and Api updation <text:s/>use </text:span><text:span text:style-name="T1">abc.py</text:span></text:p>
      <text:p text:style-name="P3"><text:span text:style-name="T1">………</text:span></text:p>
      <text:p text:style-name="P3"><text:span text:style-name="T1">DATASET </text:span></text:p>
      <text:p text:style-name="P4">Changing in sss.json file</text:p>
      <text:p text:style-name="P4">For answer <text:s/>update in file3.cs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2:34:59.807972826</meta:creation-date>
    <meta:generator>LibreOffice/6.0.7.3$Linux_X86_64 LibreOffice_project/00m0$Build-3</meta:generator>
    <dc:date>2021-02-04T12:43:32.218515178</dc:date>
    <meta:editing-duration>PT8M32S</meta:editing-duration>
    <meta:editing-cycles>1</meta:editing-cycles>
    <meta:document-statistic meta:table-count="0" meta:image-count="0" meta:object-count="0" meta:page-count="1" meta:paragraph-count="12" meta:word-count="50" meta:character-count="351" meta:non-whitespace-character-count="308"/>
  </office:meta>
</office:document-meta>
</file>